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hatch" draw:fill-color="#000000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656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svg:stroke-width="0.15cm" draw:marker-start="Arrow" draw:marker-start-width="0.43cm" draw:marker-end="" draw:marker-end-width="0.425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15cm" draw:marker-start-width="0.525cm" draw:marker-end="Arrow" draw:marker-end-width="0.425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fo:min-height="1.211cm"/>
    </style:style>
    <style:style style:name="gr9" style:family="graphic" style:parent-style-name="standard">
      <style:graphic-properties svg:stroke-width="0.02cm" draw:marker-start="Arrow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cm" svg:height="1cm" svg:x="0.433cm" svg:y="2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3.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986cm" svg:y1="2.609cm" svg:x2="3.969cm" svg:y2="0.813cm">
          <text:p/>
        </draw:line>
        <draw:frame draw:style-name="gr3" draw:text-style-name="P2" draw:layer="layout" svg:width="1cm" svg:height="1.094cm" svg:x="-0.067cm" svg:y="2.941cm">
          <draw:text-box>
            <text:p><text:span text:style-name="T1">M</text:span></text:p>
          </draw:text-box>
        </draw:frame>
        <draw:frame draw:style-name="gr4" draw:text-style-name="P2" draw:layer="layout" svg:width="0.855cm" svg:height="1.094cm" svg:x="4cm" svg:y="0.6cm">
          <draw:text-box>
            <text:p><text:span text:style-name="T1">m</text:span></text:p>
          </draw:text-box>
        </draw:frame>
        <draw:line draw:style-name="gr5" draw:text-style-name="P1" draw:layer="layout" svg:x1="1.905cm" svg:y1="2.046cm" svg:x2="0.946cm" svg:y2="2.609cm">
          <text:p/>
        </draw:line>
        <draw:frame draw:style-name="gr4" draw:text-style-name="P2" draw:layer="layout" svg:width="1cm" svg:height="1.094cm" svg:x="0.597cm" svg:y="1.204cm">
          <draw:text-box>
            <text:p><text:span text:style-name="T1">F</text:span></text:p>
          </draw:text-box>
        </draw:frame>
        <draw:path draw:style-name="gr6" draw:text-style-name="P1" draw:layer="layout" svg:width="0.505cm" svg:height="1.02cm" draw:transform="rotate (1.6879079196034) translate (0.893cm 2.497cm)" svg:viewBox="0 0 506 1021" svg:d="m0 1190c77 6 170-16 221 71 48 83 103 212 204 208 157-7 38 113 27 156-20 78-15 161-35 239-23 89 58 153 32 241l-9 75-64 31">
          <text:p/>
        </draw:path>
        <draw:line draw:style-name="gr7" draw:text-style-name="P1" draw:layer="layout" svg:x1="3.969cm" svg:y1="0.828cm" svg:x2="3.01cm" svg:y2="1.391cm">
          <text:p/>
        </draw:line>
        <draw:frame draw:style-name="gr8" draw:text-style-name="P2" draw:layer="layout" svg:width="1cm" svg:height="1.461cm" svg:x="2.569cm" svg:y="0.036cm">
          <draw:text-box>
            <text:p><text:span text:style-name="T1">F</text:span></text:p>
          </draw:text-box>
        </draw:frame>
        <draw:path draw:style-name="gr6" draw:text-style-name="P1" draw:layer="layout" svg:width="0.505cm" svg:height="1.02cm" draw:transform="rotate (1.75946641893515) translate (2.98710471371763cm 1.26360731093449cm)" svg:viewBox="0 0 506 1021" svg:d="m0 5394c77 6 170-17 221 71 48 82 103 211 204 207 157-6 38 113 27 156-20 79-15 162-35 240-23 89 58 153 32 240l-9 76-64 31">
          <text:p/>
        </draw:path>
        <draw:line draw:style-name="gr9" draw:text-style-name="P1" draw:layer="layout" svg:x1="1.38cm" svg:y1="3.382cm" svg:x2="4.4cm" svg:y2="1.596cm">
          <text:p/>
        </draw:line>
        <draw:frame draw:style-name="gr3" draw:text-style-name="P2" draw:layer="layout" svg:width="1cm" svg:height="1.094cm" svg:x="2.633cm" svg:y="2.341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20:28</dc:date>
    <meta:editing-cycles>25</meta:editing-cycles>
    <meta:editing-duration>PT07H43M35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